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0.557cm"/>
    </style:style>
    <style:style style:name="gr5" style:family="graphic" style:parent-style-name="standard">
      <style:graphic-properties draw:textarea-horizontal-align="justify" draw:textarea-vertical-align="top" draw:auto-grow-height="false" fo:min-height="1.75cm" fo:min-width="2.5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7" style:family="graphic" style:parent-style-name="objectwithoutfill">
      <style:graphic-properties draw:marker-end="Arrowheads_20_170" draw:marker-end-width="0.3cm" draw:fill="none"/>
    </style:style>
    <style:style style:name="gr8" style:family="graphic" style:parent-style-name="objectwithoutfill">
      <style:graphic-properties draw:marker-end="Arrowheads_20_171" draw:marker-end-width="0.3cm" draw:fill="none"/>
    </style:style>
    <style:style style:name="gr9" style:family="graphic" style:parent-style-name="objectwithoutfill">
      <style:graphic-properties draw:marker-end="Arrowheads_20_172" draw:marker-end-width="0.3cm" draw:fill="none"/>
    </style:style>
    <style:style style:name="gr10" style:family="graphic" style:parent-style-name="objectwithoutfill">
      <style:graphic-properties draw:marker-end="Arrowheads_20_175" draw:marker-end-width="0.3cm" draw:fill="none"/>
    </style:style>
    <style:style style:name="gr11" style:family="graphic" style:parent-style-name="objectwithoutfill">
      <style:graphic-properties draw:marker-end="Arrowheads_20_176" draw:marker-end-width="0.3cm" draw:fill="none"/>
    </style:style>
    <style:style style:name="gr12" style:family="graphic" style:parent-style-name="objectwithoutfill">
      <style:graphic-properties draw:marker-end="Arrowheads_20_177" draw:marker-end-width="0.3cm" draw:fill="none"/>
    </style:style>
    <style:style style:name="gr13" style:family="graphic" style:parent-style-name="objectwithoutfill">
      <style:graphic-properties draw:marker-end="Arrowheads_20_178" draw:marker-end-width="0.3cm" draw:fill="none"/>
    </style:style>
    <style:style style:name="gr14" style:family="graphic" style:parent-style-name="objectwithoutfill">
      <style:graphic-properties draw:marker-end="Arrowheads_20_179" draw:marker-end-width="0.3cm" draw:fill="none"/>
    </style:style>
    <style:style style:name="gr15" style:family="graphic" style:parent-style-name="objectwithoutfill">
      <style:graphic-properties draw:marker-end="Arrowheads_20_182" draw:marker-end-width="0.3cm" draw:fill="none"/>
    </style:style>
    <style:style style:name="gr16" style:family="graphic" style:parent-style-name="objectwithoutfill">
      <style:graphic-properties draw:marker-end="Arrowheads_20_183" draw:marker-end-width="0.3cm" draw:fill="none"/>
    </style:style>
    <style:style style:name="gr17" style:family="graphic" style:parent-style-name="standard">
      <style:graphic-properties draw:textarea-horizontal-align="justify" draw:textarea-vertical-align="middle" draw:auto-grow-height="false" fo:min-height="0.464cm" fo:min-width="0.357cm"/>
    </style:style>
    <style:style style:name="gr18" style:family="graphic" style:parent-style-name="objectwithoutfill">
      <style:graphic-properties draw:marker-end="Arrowheads_20_184" draw:marker-end-width="0.3cm" draw:fill="none"/>
    </style:style>
    <style:style style:name="gr19" style:family="graphic" style:parent-style-name="objectwithoutfill">
      <style:graphic-properties draw:marker-end="Arrowheads_20_185" draw:marker-end-width="0.3cm" draw:fill="none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5cm" svg:height="1.039cm" svg:x="8cm" svg:y="4.961cm">
          <draw:text-box>
            <text:p><text:span text:style-name="T1">C</text:span><text:span text:style-name="T1">R</text:span><text:span text:style-name="T1">U</text:span><text:span text:style-name="T1">D</text:span><text:span text:style-name="T1">,</text:span></text:p>
            <text:p><text:span text:style-name="T1">S</text:span><text:span text:style-name="T1">e</text:span><text:span text:style-name="T1">a</text:span><text:span text:style-name="T1">r</text:span><text:span text:style-name="T1">c</text:span><text:span text:style-name="T1">h</text:span></text:p>
          </draw:text-box>
        </draw:frame>
        <draw:frame draw:style-name="gr1" draw:text-style-name="P1" draw:layer="layout" svg:width="1.75cm" svg:height="1cm" svg:x="6cm" svg:y="12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1" draw:text-style-name="P1" draw:layer="layout" svg:width="2.25cm" svg:height="1cm" svg:x="8.25cm" svg:y="12cm">
          <draw:text-box>
            <text:p><text:span text:style-name="T1">Search by </text:span></text:p>
            <text:p><text:span text:style-name="T1">Key/Value</text:span></text:p>
          </draw:text-box>
        </draw:frame>
        <draw:frame draw:style-name="gr1" draw:text-style-name="P1" draw:layer="layout" svg:width="2.25cm" svg:height="1cm" svg:x="9.25cm" svg:y="8cm">
          <draw:text-box>
            <text:p><text:span text:style-name="T1">Search by</text:span></text:p>
            <text:p><text:span text:style-name="T1">Condition</text:span></text:p>
          </draw:text-box>
        </draw:frame>
        <draw:frame draw:style-name="gr1" draw:text-style-name="P1" draw:layer="layout" svg:width="3.25cm" svg:height="1.039cm" svg:x="19cm" svg:y="5cm">
          <draw:text-box>
            <text:p><text:span text:style-name="T1">Read Messages by Subscription</text:span></text:p>
          </draw:text-box>
        </draw:frame>
        <draw:frame draw:style-name="gr2" draw:text-style-name="P1" draw:layer="layout" svg:width="2cm" svg:height="0.75cm" svg:x="11.75cm" svg:y="12cm">
          <draw:text-box>
            <text:p><text:span text:style-name="T1">Register</text:span></text:p>
          </draw:text-box>
        </draw:frame>
        <draw:g draw:style-name="gr3" xml:id="id2" draw:id="id2">
          <draw:custom-shape draw:style-name="gr4" draw:text-style-name="P2" draw:layer="layout" svg:width="2cm" svg:height="1cm" svg:x="12.5cm" svg:y="8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5" draw:text-style-name="P3" draw:layer="layout" svg:width="3cm" svg:height="2cm" svg:x="12cm" svg:y="8cm">
            <text:p text:style-name="P2">Writ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draw:style-name="gr3" xml:id="id3" draw:id="id3">
          <draw:custom-shape draw:style-name="gr5" draw:text-style-name="P3" draw:layer="layout" svg:width="3cm" svg:height="2cm" svg:x="12cm" svg:y="14cm">
            <text:p text:style-name="P2">Messag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2" draw:layer="layout" svg:width="2cm" svg:height="1cm" svg:x="12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3" xml:id="id5" draw:id="id5">
          <draw:custom-shape draw:style-name="gr5" draw:text-style-name="P3" draw:layer="layout" svg:width="3cm" svg:height="2cm" svg:x="6cm" svg:y="14cm">
            <text:p text:style-name="P2">Conditions</text:p>
  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  </draw:custom-shape>
          <draw:custom-shape draw:style-name="gr6" draw:text-style-name="P2" draw:layer="layout" svg:width="2cm" svg:height="1cm" svg:x="6.5cm" svg:y="14.75cm">
            <text:p/>
            <draw:enhanced-geometry svg:viewBox="0 0 21600 21600" draw:mirror-vertical="false" draw:mirror-horizont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3" xml:id="id6" draw:id="id6">
          <draw:custom-shape draw:style-name="gr5" draw:text-style-name="P3" draw:layer="layout" svg:width="3cm" svg:height="2cm" svg:x="18cm" svg:y="14cm">
            <text:p text:style-name="P2">Match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2" draw:layer="layout" svg:width="2cm" svg:height="1cm" svg:x="18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3" xml:id="id4" draw:id="id4">
          <draw:custom-shape draw:style-name="gr6" draw:text-style-name="P2" draw:layer="layout" svg:width="2cm" svg:height="1cm" svg:x="6.5cm" svg:y="8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3" draw:layer="layout" svg:width="3cm" svg:height="2cm" svg:x="6cm" svg:y="8cm">
            <text:p text:style-name="P2">Subscriptions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5" draw:text-style-name="P3" xml:id="id1" draw:id="id1" draw:layer="layout" svg:width="3cm" svg:height="2cm" svg:x="12cm" svg:y="2cm">
          <text:p text:style-name="P2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7" draw:id="id7" draw:layer="layout" svg:width="3cm" svg:height="2cm" svg:x="18cm" svg:y="8cm">
          <text:p text:style-name="P2">Reader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25cm" svg:height="1cm" svg:x="13.5cm" svg:y="5cm">
          <draw:text-box>
            <text:p><text:span text:style-name="T1">Write</text:span></text:p>
            <text:p><text:span text:style-name="T1">Messages</text:span></text:p>
          </draw:text-box>
        </draw:frame>
        <draw:frame draw:style-name="gr1" draw:text-style-name="P1" draw:layer="layout" svg:width="2.5cm" svg:height="1cm" svg:x="17cm" svg:y="11.5cm">
          <draw:text-box>
            <text:p><text:span text:style-name="T1">Signal by</text:span></text:p>
            <text:p><text:span text:style-name="T1">Subscription</text:span></text:p>
          </draw:text-box>
        </draw:frame>
        <draw:frame draw:style-name="gr2" draw:text-style-name="P1" draw:layer="layout" svg:width="2.25cm" svg:height="1.5cm" svg:x="14.5cm" svg:y="12cm">
          <draw:text-box>
            <text:p><text:span text:style-name="T1">Register,</text:span></text:p>
            <text:p><text:span text:style-name="T1">Commit by Message</text:span></text:p>
          </draw:text-box>
        </draw:frame>
        <draw:frame draw:style-name="gr2" draw:text-style-name="P1" xml:id="id8" draw:id="id8" draw:layer="layout" svg:width="2cm" svg:height="0.75cm" svg:x="23.75cm" svg:y="12cm">
          <draw:text-box>
            <text:p><text:span text:style-name="T1">Get by Id</text:span></text:p>
          </draw:text-box>
        </draw:frame>
        <draw:connector draw:style-name="gr7" draw:text-style-name="P4" draw:layer="layout" draw:type="line" svg:x1="13.5cm" svg:y1="4cm" svg:x2="13.5cm" svg:y2="8cm" draw:start-shape="id1" draw:start-glue-point="2" draw:end-shape="id2" draw:end-glue-point="0" svg:d="M13500 4000v4000" svg:viewBox="0 0 1 4001">
          <text:p/>
        </draw:connector>
        <draw:connector draw:style-name="gr8" draw:text-style-name="P4" draw:layer="layout" draw:type="line" svg:x1="13.5cm" svg:y1="10cm" svg:x2="13.5cm" svg:y2="14cm" draw:start-shape="id2" draw:start-glue-point="2" draw:end-shape="id3" draw:end-glue-point="0" svg:d="M13500 10000v4000" svg:viewBox="0 0 1 4001">
          <text:p/>
        </draw:connector>
        <draw:connector draw:style-name="gr9" draw:text-style-name="P4" draw:layer="layout" draw:type="line" svg:x1="7.5cm" svg:y1="10cm" svg:x2="7.5cm" svg:y2="14cm" draw:start-shape="id4" draw:start-glue-point="2" draw:end-shape="id5" draw:end-glue-point="0" svg:d="M7500 10000v4000" svg:viewBox="0 0 1 4001">
          <text:p/>
        </draw:connector>
        <draw:connector draw:style-name="gr10" draw:text-style-name="P4" draw:layer="layout" draw:type="line" svg:x1="12cm" svg:y1="9cm" svg:x2="9cm" svg:y2="9cm" draw:start-shape="id2" draw:start-glue-point="3" draw:end-shape="id4" draw:end-glue-point="1" svg:d="M12000 9000h-3000" svg:viewBox="0 0 3001 1">
          <text:p/>
        </draw:connector>
        <draw:connector draw:style-name="gr11" draw:text-style-name="P4" draw:layer="layout" draw:type="curve" svg:x1="15cm" svg:y1="9cm" svg:x2="18cm" svg:y2="15cm" draw:start-shape="id2" draw:start-glue-point="1" draw:end-shape="id6" draw:end-glue-point="3" svg:d="M15000 9000c2251 0 752 6000 3000 6000" svg:viewBox="0 0 3001 6001">
          <text:p/>
        </draw:connector>
        <draw:frame draw:style-name="gr1" draw:text-style-name="P1" draw:layer="layout" svg:width="2.5cm" svg:height="1cm" svg:x="20cm" svg:y="11.5cm">
          <draw:text-box>
            <text:p><text:span text:style-name="T1">Pull by</text:span></text:p>
            <text:p><text:span text:style-name="T1">Subscription</text:span></text:p>
          </draw:text-box>
        </draw:frame>
        <draw:connector draw:style-name="gr12" draw:text-style-name="P4" draw:layer="layout" draw:type="curve" svg:x1="12cm" svg:y1="3cm" svg:x2="7.5cm" svg:y2="8cm" draw:start-shape="id1" draw:start-glue-point="3" draw:end-shape="id4" draw:end-glue-point="0" svg:d="M12000 3000c-3000 0-4500 1666-4500 5000" svg:viewBox="0 0 4501 5001">
          <text:p/>
        </draw:connector>
        <draw:connector draw:style-name="gr13" draw:text-style-name="P4" draw:layer="layout" draw:type="curve" svg:x1="15cm" svg:y1="3cm" svg:x2="19.5cm" svg:y2="8cm" draw:start-shape="id1" draw:start-glue-point="1" draw:end-shape="id7" draw:end-glue-point="0" svg:d="M15000 3000c3000 0 4500 1666 4500 5000" svg:viewBox="0 0 4501 5001">
          <text:p/>
        </draw:connector>
        <draw:connector draw:style-name="gr14" draw:text-style-name="P4" draw:layer="layout" draw:type="curve" svg:x1="12cm" svg:y1="9cm" svg:x2="9cm" svg:y2="15cm" draw:start-shape="id2" draw:start-glue-point="3" draw:end-shape="id5" draw:end-glue-point="1" svg:d="M12000 9000c-2248 0-749 6000-3000 6000" svg:viewBox="0 0 3001 6001">
          <text:p/>
        </draw:connector>
        <draw:connector draw:style-name="gr15" draw:text-style-name="P4" draw:layer="layout" draw:type="curve" svg:x1="21cm" svg:y1="9cm" svg:x2="24.75cm" svg:y2="12cm" draw:start-shape="id7" draw:start-glue-point="1" draw:end-shape="id8" draw:end-glue-point="0" svg:d="M21000 9000c2500 0 3750 1000 3750 3000" svg:viewBox="0 0 3751 3001">
          <text:p/>
        </draw:connector>
        <draw:connector draw:style-name="gr16" draw:text-style-name="P4" draw:layer="layout" draw:type="curve" draw:line-skew="0.968cm" svg:x1="24.75cm" svg:y1="12.75cm" svg:x2="13.5cm" svg:y2="16cm" draw:start-shape="id8" draw:start-glue-point="2" draw:end-shape="id3" draw:end-glue-point="2" svg:d="M24750 12750c0 7080-11250 5455-11250 3250" svg:viewBox="0 0 11251 5135">
          <text:p/>
        </draw:connector>
        <draw:custom-shape draw:style-name="gr17" draw:text-style-name="P2" draw:layer="layout" svg:width="1cm" svg:height="1cm" svg:x="19cm" svg:y="8.7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8" draw:text-style-name="P4" draw:layer="layout" draw:type="curve" svg:x1="19.5cm" svg:y1="10cm" svg:x2="21cm" svg:y2="15cm" draw:start-shape="id7" draw:start-glue-point="2" draw:end-shape="id6" draw:end-glue-point="1" svg:d="M19500 10000c0 3000 1002 2500 1565 3000s688 2000-65 2000" svg:viewBox="0 0 2027 5001">
          <text:p/>
        </draw:connector>
        <draw:connector draw:style-name="gr19" draw:text-style-name="P4" draw:layer="layout" draw:type="curve" svg:x1="19.5cm" svg:y1="14cm" svg:x2="18cm" svg:y2="9cm" draw:start-shape="id6" draw:start-glue-point="0" draw:end-shape="id7" draw:end-glue-point="3" svg:d="M19500 14000c0-3000-1001-2500-1564-3000s-687-2000 64-2000" svg:viewBox="0 0 2026 5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70" draw:display-name="Arrowheads 170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3" draw:display-name="Arrowheads 173" svg:viewBox="0 0 20 20" svg:d="M0 20l10-20 10 20z"/>
    <draw:marker draw:name="Arrowheads_20_174" draw:display-name="Arrowheads 174" svg:viewBox="0 0 20 20" svg:d="M0 20l10-20 10 20z"/>
    <draw:marker draw:name="Arrowheads_20_175" draw:display-name="Arrowheads 175" svg:viewBox="0 0 20 20" svg:d="M0 20l10-20 10 20z"/>
    <draw:marker draw:name="Arrowheads_20_176" draw:display-name="Arrowheads 176" svg:viewBox="0 0 20 20" svg:d="M0 20l10-20 10 20z"/>
    <draw:marker draw:name="Arrowheads_20_177" draw:display-name="Arrowheads 177" svg:viewBox="0 0 20 20" svg:d="M0 20l10-20 10 20z"/>
    <draw:marker draw:name="Arrowheads_20_178" draw:display-name="Arrowheads 178" svg:viewBox="0 0 20 20" svg:d="M0 20l10-20 10 20z"/>
    <draw:marker draw:name="Arrowheads_20_179" draw:display-name="Arrowheads 179" svg:viewBox="0 0 20 20" svg:d="M0 20l10-20 10 20z"/>
    <draw:marker draw:name="Arrowheads_20_182" draw:display-name="Arrowheads 182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7-13T11:39:05.516999967</dc:date>
    <meta:editing-duration>PT12H1M3S</meta:editing-duration>
    <meta:editing-cycles>49</meta:editing-cycles>
    <meta:generator>LibreOffice/7.5.2.2$Linux_X86_64 LibreOffice_project/50$Build-2</meta:generator>
    <meta:document-statistic meta:object-count="41"/>
  </office:meta>
</office:document-meta>
</file>